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a3c32" officeooo:paragraph-rsid="000a3c32"/>
    </style:style>
    <style:style style:name="P2" style:family="paragraph" style:parent-style-name="Header">
      <style:text-properties officeooo:rsid="000a3c32" officeooo:paragraph-rsid="000a3c32"/>
    </style:style>
    <style:style style:name="P3" style:family="paragraph" style:parent-style-name="Standard">
      <style:text-properties officeooo:rsid="000b40d0" officeooo:paragraph-rsid="000b40d0"/>
    </style:style>
    <style:style style:name="P4" style:family="paragraph" style:parent-style-name="Standard">
      <style:paragraph-properties fo:break-before="page"/>
      <style:text-properties officeooo:rsid="000b40d0" officeooo:paragraph-rsid="000b40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 1</text:p>
      <text:p text:style-name="P4">Para 2</text:p>
      <text:p text:style-name="P4">Para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3c32" officeooo:paragraph-rsid="000a3c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IGHT</text:p>
      </style:header>
      <style:header-left>
        <text:p text:style-name="MP1">LEFT</text:p>
      </style:header-left>
      <style:header-first>
        <text:p text:style-name="MP1">FIRST</text:p>
      </style:head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1:32:17.015974357</meta:creation-date>
    <dc:date>2023-09-27T11:18:58.252177262</dc:date>
    <meta:editing-duration>PT1M40S</meta:editing-duration>
    <meta:editing-cycles>2</meta:editing-cycles>
    <meta:generator>LibreOfficeDev/24.2.0.0.alpha0$Linux_X86_64 LibreOffice_project/9e5fbe334554e7eeaf3514091c234e31049dc601</meta:generator>
    <meta:document-statistic meta:table-count="0" meta:image-count="0" meta:object-count="0" meta:page-count="3" meta:paragraph-count="6" meta:word-count="9" meta:character-count="32" meta:non-whitespace-character-count="29"/>
  </office:meta>
</office:document-meta>
</file>